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67030144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499387088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68984624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547504208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767030144"/><text:change-start text:change-id="ct499387088"/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text:change-end text:change-id="ct499387088"/>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689846240"/></text:h>
      <text:h text:style-name="Heading_20_2" text:outline-level="2">Subsection Title</text:h>
      <text:h text:style-name="Heading_20_3" text:outline-level="3">Sub-subsection Title<text:change-end text:change-id="ct689846240"/></text:h>
      <text:p text:style-name="Standard">Praesent gravida pulvinar vehicula. Vivamus eu nisl eget sem rutrum suscipit id a magna. Integer id ante odio. </text:p>
      <text:list xml:id="list1456586775" text:style-name="L1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<text:change-start text:change-id="ct547504208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5475042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459754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612108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45975488"/><text:change-start text:change-id="ct761210816"/>OpenLCB-CAN Praesent Gravida Standard or Technical Note<text:change-end text:change-id="ct761210816"/></text:p>
      </style:header>
      <style:footer>
        <text:tracked-changes>
          <text:changed-region text:id="ct64597515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906104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4913794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45975152"/><text:change-start text:change-id="ct690610400"/><text:span text:style-name="MT2">Copyright 2010, by J. Day, D. Harris, B. Jacobsen, and A. Shepherd</text:span><text:change-end text:change-id="ct690610400"/><text:change text:change-id="ct49137942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51:16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907122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482994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4829950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55716526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5969802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97562112">
            <text:insertion>
              <office:change-info>
                <dc:creator>Bob Jacobsen</dc:creator>
                <dc:date>2010-10-14T08:38:00</dc:date>
              </office:change-info>
            </text:insertion>
          </text:changed-region>
          <text:changed-region text:id="ct5969803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1995094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90712288"/><text:change-start text:change-id="ct548299408"/>OpenLCB <text:change-end text:change-id="ct548299408"/><text:change-start text:change-id="ct548299504"/>Technical Note<text:change-end text:change-id="ct54829950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57165264"/>(title)<text:change-end text:change-id="ct5571652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96980224"/><text:change-start text:change-id="ct597562112"/><text:date style:data-style-name="N75" text:date-value="2010-10-14T08:51:16">Oct 14, 2010</text:date><text:change-end text:change-id="ct597562112"/></text:p>
            </table:table-cell>
            <table:table-cell table:style-name="Table1.C1" office:value-type="string">
              <text:p text:style-name="MP7"><text:change text:change-id="ct596980320"/><text:change-start text:change-id="ct619950944"/>Preliminary<text:change-end text:change-id="ct619950944"/></text:p>
            </table:table-cell>
          </table:table-row>
        </table:table>
        <text:p text:style-name="Header"/>
      </style:header>
      <style:footer>
        <text:tracked-changes>
          <text:changed-region text:id="ct61546758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7269388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4572601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15467584"/><text:change-start text:change-id="ct572693888"/><text:span text:style-name="MT5">10</text:span><text:change-end text:change-id="ct572693888"/><text:span text:style-name="MT5">, by J. Day, D. Harris, B. Jacobsen, </text:span><text:change text:change-id="ct64572601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51:16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55</meta:editing-cycles>
    <meta:editing-duration>PT11H40M27S</meta:editing-duration>
    <meta:generator>OpenOffice.org/3.2$Unix OpenOffice.org_project/320m18$Build-9502</meta:generator>
    <dc:date>2010-10-14T08:51:16</dc:date>
    <dc:creator>Bob Jacobsen</dc:creator>
    <meta:document-statistic meta:table-count="1" meta:image-count="1" meta:object-count="0" meta:page-count="2" meta:paragraph-count="42" meta:word-count="375" meta:character-count="2587"/>
    <meta:user-defined meta:name="Info 1"/>
    <meta:user-defined meta:name="Info 2"/>
    <meta:user-defined meta:name="Info 3"/>
    <meta:user-defined meta:name="Info 4"/>
  </office:meta>
</office:document-meta>
</file>